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13cm" fo:min-width="17.449cm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648cm" fo:min-width="0.398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147cm" fo:min-width="0.38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31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7.624cm" fo:min-width="0.77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5.084cm" fo:min-width="0.262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.389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.897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.04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893cm" fo:min-width="0.262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2.417cm" fo:min-width="3.299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.262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2.417cm" fo:min-width="3.691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2.798cm" fo:min-width="0.135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8.513cm" fo:min-width="0.51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8.161cm" svg:height="13.462cm" svg:x="1.381cm" svg:y="3.0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.381cm" svg:y1="13.7cm" svg:x2="3.794cm" svg:y2="13.7cm">
            <text:p/>
          </draw:line>
          <draw:line draw:style-name="gr3" draw:text-style-name="P2" draw:layer="layout" svg:x1="16.494cm" svg:y1="13.573cm" svg:x2="19.542cm" svg:y2="13.573cm">
            <text:p/>
          </draw:line>
          <draw:line draw:style-name="gr3" draw:text-style-name="P2" draw:layer="layout" svg:x1="14.081cm" svg:y1="16.494cm" svg:x2="14.081cm" svg:y2="13.573cm">
            <text:p/>
          </draw:line>
          <draw:line draw:style-name="gr3" draw:text-style-name="P2" draw:layer="layout" svg:x1="13.181cm" svg:y1="11.795cm" svg:x2="13.181cm" svg:y2="3.032cm">
            <text:p/>
          </draw:line>
          <draw:line draw:style-name="gr3" draw:text-style-name="P2" draw:layer="layout" svg:x1="16.467cm" svg:y1="10.398cm" svg:x2="19.515cm" svg:y2="10.398cm">
            <text:p/>
          </draw:line>
          <draw:line draw:style-name="gr3" draw:text-style-name="P2" draw:layer="layout" svg:x1="16.494cm" svg:y1="13.573cm" svg:x2="16.494cm" svg:y2="11.541cm">
            <text:p/>
          </draw:line>
          <draw:line draw:style-name="gr3" draw:text-style-name="P2" draw:layer="layout" svg:x1="14.081cm" svg:y1="11.795cm" svg:x2="14.589cm" svg:y2="11.795cm">
            <text:p/>
          </draw:line>
          <draw:line draw:style-name="gr3" draw:text-style-name="P2" draw:layer="layout" svg:x1="14.081cm" svg:y1="13.573cm" svg:x2="14.589cm" svg:y2="13.573cm">
            <text:p/>
          </draw:line>
          <draw:line draw:style-name="gr3" draw:text-style-name="P2" draw:layer="layout" svg:x1="15.986cm" svg:y1="11.795cm" svg:x2="16.494cm" svg:y2="11.795cm">
            <text:p/>
          </draw:line>
          <draw:line draw:style-name="gr3" draw:text-style-name="P2" draw:layer="layout" svg:x1="15.986cm" svg:y1="13.573cm" svg:x2="16.494cm" svg:y2="13.573cm">
            <text:p/>
          </draw:line>
          <draw:line draw:style-name="gr3" draw:text-style-name="P2" draw:layer="layout" svg:x1="11.414cm" svg:y1="16.494cm" svg:x2="11.414cm" svg:y2="13.573cm">
            <text:p/>
          </draw:line>
          <draw:line draw:style-name="gr3" draw:text-style-name="P2" draw:layer="layout" svg:x1="12.557cm" svg:y1="13.573cm" svg:x2="14.081cm" svg:y2="13.573cm">
            <text:p/>
          </draw:line>
          <draw:line draw:style-name="gr3" draw:text-style-name="P2" draw:layer="layout" svg:x1="6.461cm" svg:y1="16.494cm" svg:x2="6.461cm" svg:y2="13.573cm">
            <text:p/>
          </draw:line>
          <draw:custom-shape draw:style-name="gr4" draw:text-style-name="P3" draw:layer="layout" svg:width="1.27cm" svg:height="1.27cm" svg:x="8.366cm" svg:y="14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7.858cm" svg:y1="11.795cm" svg:x2="7.858cm" svg:y2="3.032cm">
            <text:p/>
          </draw:line>
          <draw:line draw:style-name="gr3" draw:text-style-name="P2" draw:layer="layout" svg:x1="9.89cm" svg:y1="11.795cm" svg:x2="14.081cm" svg:y2="11.795cm">
            <text:p/>
          </draw:line>
          <draw:line draw:style-name="gr3" draw:text-style-name="P2" draw:layer="layout" svg:x1="7.858cm" svg:y1="11.795cm" svg:x2="8.366cm" svg:y2="11.795cm">
            <text:p/>
          </draw:line>
          <draw:line draw:style-name="gr3" draw:text-style-name="P2" draw:layer="layout" svg:x1="10.017cm" svg:y1="9.128cm" svg:x2="13.192cm" svg:y2="9.128cm">
            <text:p/>
          </draw:line>
          <draw:line draw:style-name="gr3" draw:text-style-name="P2" draw:layer="layout" svg:x1="7.858cm" svg:y1="9.128cm" svg:x2="8.366cm" svg:y2="9.128cm">
            <text:p/>
          </draw:line>
          <draw:custom-shape draw:style-name="gr5" draw:text-style-name="P3" draw:layer="layout" svg:width="0.889cm" svg:height="1.397cm" svg:x="11.033cm" svg:y="9.12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81cm" svg:height="0.381cm" svg:x="7.858cm" svg:y="15.35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81cm" svg:height="0.381cm" svg:x="9.763cm" svg:y="15.35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81cm" svg:height="0.381cm" svg:x="9.763cm" svg:y="13.82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81cm" svg:height="0.381cm" svg:x="7.858cm" svg:y="13.82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81cm" svg:height="0.381cm" svg:x="12.176cm" svg:y="9.63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27cm" svg:height="7.874cm" svg:x="1.381cm" svg:y="4.0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762cm" svg:height="5.334cm" svg:x="7.096cm" svg:y="5.3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889cm" svg:height="0.889cm" svg:x="6.969cm" svg:y="3.03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.397cm" svg:height="0.889cm" svg:x="3.159cm" svg:y="11.7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0.762cm" svg:height="0.508cm" svg:x="13.319cm" svg:y="14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762cm" svg:height="1.143cm" svg:x="13.319cm" svg:y="13.57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3.799cm" svg:height="2.667cm" svg:x="9.382cm" svg:y="4.93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762cm" svg:height="0.889cm" svg:x="12.419cm" svg:y="7.47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762cm" svg:height="0.889cm" svg:x="12.419cm" svg:y="4.04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191cm" svg:height="2.667cm" svg:x="15.351cm" svg:y="4.93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762cm" svg:height="0.889cm" svg:x="18.78cm" svg:y="7.47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762cm" svg:height="0.889cm" svg:x="18.78cm" svg:y="4.04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635cm" svg:height="3.048cm" draw:transform="rotate (1.5707963267949) translate (16.494cm 10.39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762cm" svg:height="1.143cm" svg:x="18.78cm" svg:y="9.00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016cm" svg:height="8.763cm" svg:x="13.192cm" svg:y="3.03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0T10:30:15.986047285</meta:creation-date>
    <dc:date>2024-09-20T10:59:03.798679488</dc:date>
    <meta:editing-duration>PT18M33S</meta:editing-duration>
    <meta:editing-cycles>4</meta:editing-cycles>
    <meta:generator>LibreOffice/6.4.7.2$Linux_X86_64 LibreOffice_project/40$Build-2</meta:generator>
    <meta:document-statistic meta:object-count="42"/>
  </office:meta>
</office:document-meta>
</file>